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633000001540F8897BA2920E75E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Bookman Old Style" svg:font-family="'Bookman Old Style'" style:font-family-generic="roman" style:font-pitch="variable"/>
    <style:font-face style:name="Fira Sans" svg:font-family="'Fira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Lucida Grande" svg:font-family="'Lucida Grande', Verdana, Arial, sans-serif"/>
    <style:font-face style:name="Nimbus Sans" svg:font-family="'Nimbus Sans'" style:font-family-generic="swiss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>
        <style:tab-stops>
          <style:tab-stop style:position="6.244cm"/>
        </style:tab-stops>
      </style:paragraph-properties>
      <style:text-properties fo:color="#272727" loext:opacity="100%" style:font-name="Verdana" fo:font-size="9pt" fo:font-weight="bold" style:font-size-asian="9pt" style:font-weight-asian="bold" style:font-name-complex="Verdana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Verdana" style:font-name-complex="Verdana"/>
    </style:style>
    <style:style style:name="P4" style:family="paragraph" style:parent-style-name="Header" style:list-style-name="WW8Num1">
      <style:paragraph-properties fo:text-align="center" style:justify-single-word="false"/>
    </style:style>
    <style:style style:name="P5" style:family="paragraph" style:parent-style-name="Header" style:list-style-name="WW8Num1">
      <style:paragraph-properties fo:text-align="center" style:justify-single-word="false"/>
      <style:text-properties style:font-name="Arial" fo:language="none" fo:country="none" fo:font-weight="bold" style:language-asian="none" style:country-asian="none" style:font-weight-asian="bold" style:font-name-complex="Arial"/>
    </style:style>
    <style:style style:name="P6" style:family="paragraph" style:parent-style-name="Standard">
      <style:paragraph-properties fo:line-height="115%" fo:text-align="center" style:justify-single-word="false">
        <style:tab-stops>
          <style:tab-stop style:position="4.895cm"/>
          <style:tab-stop style:position="8.5cm" style:type="center"/>
        </style:tab-stops>
      </style:paragraph-properties>
      <style:text-properties fo:color="#880e1b" loext:opacity="100%" style:font-name="Verdana" fo:font-size="8.5pt" fo:font-weight="bold" style:font-size-asian="8.5pt" style:font-weight-asian="bold" style:font-name-complex="Verdana" style:font-size-complex="8.5pt"/>
    </style:style>
    <style:style style:name="P7" style:family="paragraph" style:parent-style-name="Standard">
      <style:paragraph-properties fo:line-height="150%" fo:text-align="end" style:justify-single-word="false"/>
      <style:text-properties fo:font-variant="normal" fo:text-transform="none" fo:color="#000000" loext:opacity="100%" style:font-name="Fira Sans" fo:font-size="14pt" fo:letter-spacing="normal" fo:font-style="normal" fo:font-weight="normal" officeooo:paragraph-rsid="00191da8" style:font-size-asian="14pt" style:font-size-complex="14pt"/>
    </style:style>
    <style:style style:name="P8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font-name="Fira Sans" fo:font-size="14pt" fo:letter-spacing="normal" fo:language="pt" fo:country="BR" fo:font-style="normal" fo:font-weight="normal" officeooo:rsid="001b2cf4" officeooo:paragraph-rsid="00191da8" style:font-name-asian="Times New Roman" style:font-size-asian="14pt" style:font-style-asian="normal" style:font-name-complex="Times New Roman" style:font-size-complex="14pt" style:language-complex="ar" style:country-complex="SA" style:font-style-complex="normal"/>
    </style:style>
    <style:style style:name="P9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font-name="Fira Sans" fo:font-size="14pt" fo:letter-spacing="normal" fo:language="pt" fo:country="BR" fo:font-style="normal" fo:font-weight="normal" officeooo:rsid="001b2cf4" officeooo:paragraph-rsid="00191da8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font-name="Fira Sans" fo:font-size="14pt" fo:letter-spacing="normal" fo:language="pt" fo:country="BR" fo:font-style="normal" fo:font-weight="normal" officeooo:rsid="001d1b6a" officeooo:paragraph-rsid="00191da8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font-name="Fira Sans" fo:font-size="14pt" fo:letter-spacing="normal" fo:language="pt" fo:country="BR" fo:font-style="normal" fo:font-weight="normal" officeooo:rsid="001d1b6a" officeooo:paragraph-rsid="001d1b6a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12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font-name="Fira Sans" fo:font-size="14pt" fo:letter-spacing="normal" fo:language="pt" fo:country="BR" fo:font-style="normal" fo:font-weight="normal" officeooo:rsid="001d1b6a" officeooo:paragraph-rsid="001f351e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Fira Sans" fo:font-size="14pt" fo:font-weight="normal" officeooo:rsid="001d1b6a" officeooo:paragraph-rsid="001d1b6a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Fira Sans" fo:font-size="14pt" fo:font-weight="normal" officeooo:rsid="002204de" officeooo:paragraph-rsid="002204de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Fira Sans" fo:font-size="14pt" fo:font-weight="normal" officeooo:rsid="002204de" officeooo:paragraph-rsid="002204de" style:font-size-asian="14pt" style:font-size-complex="14pt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Fira Sans" fo:font-size="14pt" fo:font-weight="normal" officeooo:paragraph-rsid="002204de" style:font-size-asian="14pt" style:font-size-complex="14pt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Fira Sans" fo:font-size="14pt" fo:font-weight="bold" style:font-size-asian="14pt" style:font-weight-asian="bold" style:font-size-complex="14pt"/>
    </style:style>
    <style:style style:name="P18" style:family="paragraph" style:parent-style-name="Standard">
      <style:paragraph-properties fo:line-height="100%" fo:text-align="justify" style:justify-single-word="false"/>
      <style:text-properties style:font-name="Fira Sans" fo:font-size="14pt" fo:font-weight="bold" style:font-size-asian="14pt" style:font-weight-asian="bold" style:font-size-complex="14pt"/>
    </style:style>
    <style:style style:name="P19" style:family="paragraph" style:parent-style-name="Standard">
      <style:paragraph-properties fo:line-height="100%" fo:text-align="center" style:justify-single-word="false"/>
      <style:text-properties style:font-name="Fira Sans" fo:font-size="14pt" fo:font-weight="bold" style:font-size-asian="14pt" style:font-weight-asian="bold" style:font-size-complex="14pt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Fira Sans" fo:font-size="14pt" officeooo:rsid="001d1b6a" officeooo:paragraph-rsid="001d1b6a" style:font-size-asian="14pt" style:font-size-complex="14pt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Fira Sans" fo:font-size="14pt" officeooo:paragraph-rsid="001f351e" style:font-size-asian="14pt" style:font-size-complex="14pt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Fira Sans" fo:font-size="14pt" officeooo:paragraph-rsid="00191da8" style:font-size-asian="14pt" style:font-size-complex="14pt"/>
    </style:style>
    <style:style style:name="P23" style:family="paragraph" style:parent-style-name="Standard">
      <style:paragraph-properties fo:line-height="100%" fo:text-align="center" style:justify-single-word="false"/>
      <style:text-properties style:font-name="Fira Sans" fo:font-size="14pt" style:font-size-asian="14pt" style:font-size-complex="14pt"/>
    </style:style>
    <style:style style:name="P24" style:family="paragraph" style:parent-style-name="Standard">
      <style:paragraph-properties fo:line-height="100%" fo:text-align="justify" style:justify-single-word="false"/>
      <style:text-properties style:font-name="Fira Sans" fo:font-size="14pt" style:font-size-asian="14pt" style:font-size-complex="14pt"/>
    </style:style>
    <style:style style:name="P25" style:family="paragraph" style:parent-style-name="Standard" style:list-style-name="WW8Num10">
      <style:paragraph-properties fo:margin-left="0.884cm" fo:margin-right="0cm" fo:line-height="100%" fo:text-align="justify" style:justify-single-word="false" fo:text-indent="-0.635cm" style:auto-text-indent="false"/>
      <style:text-properties style:font-name="Fira Sans" fo:font-size="14pt" style:font-size-asian="14pt" style:font-size-complex="14pt"/>
    </style:style>
    <style:style style:name="P26" style:family="paragraph" style:parent-style-name="Standard" style:list-style-name="WW8Num10">
      <style:paragraph-properties fo:margin-left="0.884cm" fo:margin-right="0cm" fo:line-height="100%" fo:text-align="justify" style:justify-single-word="false" fo:text-indent="-0.635cm" style:auto-text-indent="false"/>
      <style:text-properties style:font-name="Fira Sans" fo:font-size="14pt" officeooo:paragraph-rsid="0022a87f" style:font-size-asian="14pt" style:font-size-complex="14pt"/>
    </style:style>
    <style:style style:name="P27" style:family="paragraph" style:parent-style-name="Standard">
      <style:paragraph-properties fo:line-height="150%" fo:text-align="end" style:justify-single-word="false"/>
      <style:text-properties fo:color="#000000" loext:opacity="100%" style:font-name="Fira Sans" fo:font-size="14pt" fo:font-weight="normal" officeooo:rsid="00191da8" officeooo:paragraph-rsid="00191da8" style:font-size-asian="14pt" style:font-weight-asian="normal" style:font-size-complex="14pt" style:font-weight-complex="normal"/>
    </style:style>
    <style:style style:name="T1" style:family="text">
      <style:text-properties fo:language="none" fo:country="none" style:language-asian="none" style:country-asian="none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style:font-name="Verdana" fo:font-size="8pt" style:font-size-asian="8pt" style:font-name-complex="Verdana" style:font-size-complex="8pt"/>
    </style:style>
    <style:style style:name="T4" style:family="text">
      <style:text-properties fo:color="#272727" loext:opacity="100%" style:font-name="Verdana" fo:font-size="8pt" style:font-size-asian="8pt" style:font-name-complex="Verdana" style:font-size-complex="8pt"/>
    </style:style>
    <style:style style:name="T5" style:family="text">
      <style:text-properties fo:font-variant="normal" fo:text-transform="none" fo:color="#000000" loext:opacity="100%" fo:letter-spacing="normal" fo:font-style="normal" fo:font-weight="normal"/>
    </style:style>
    <style:style style:name="T6" style:family="text">
      <style:text-properties fo:font-variant="normal" fo:text-transform="none" fo:color="#000000" loext:opacity="100%" fo:letter-spacing="normal" fo:font-style="normal" fo:font-weight="normal" officeooo:rsid="00191da8"/>
    </style:style>
    <style:style style:name="T7" style:family="text">
      <style:text-properties fo:font-variant="normal" fo:text-transform="none" fo:color="#000000" loext:opacity="100%" fo:letter-spacing="normal" fo:font-style="normal" fo:font-weight="normal" officeooo:rsid="001ae5d0"/>
    </style:style>
    <style:style style:name="T8" style:family="text">
      <style:text-properties fo:font-variant="normal" fo:text-transform="none" fo:color="#000000" loext:opacity="100%" fo:letter-spacing="normal" fo:language="pt" fo:country="BR" fo:font-style="normal" fo:font-weight="normal" officeooo:rsid="00191da8" style:font-name-asian="Times New Roman" style:font-name-complex="Times New Roman" style:language-complex="ar" style:country-complex="SA"/>
    </style:style>
    <style:style style:name="T9" style:family="text">
      <style:text-properties fo:font-variant="normal" fo:text-transform="none" fo:color="#000000" loext:opacity="100%" fo:letter-spacing="normal" fo:language="pt" fo:country="BR" fo:font-style="normal" fo:font-weight="normal" officeooo:rsid="001ae5d0" style:font-name-asian="Times New Roman" style:font-name-complex="Times New Roman" style:language-complex="ar" style:country-complex="SA"/>
    </style:style>
    <style:style style:name="T10" style:family="text">
      <style:text-properties fo:font-variant="normal" fo:text-transform="none" fo:color="#000000" loext:opacity="100%" fo:letter-spacing="normal" fo:language="pt" fo:country="BR" fo:font-style="normal" fo:font-weight="normal" officeooo:rsid="001b2cf4" style:font-name-asian="Times New Roman" style:font-name-complex="Times New Roman" style:language-complex="ar" style:country-complex="SA"/>
    </style:style>
    <style:style style:name="T11" style:family="text">
      <style:text-properties fo:font-variant="normal" fo:text-transform="none" fo:color="#000000" loext:opacity="100%" fo:letter-spacing="normal" fo:language="pt" fo:country="BR" fo:font-style="normal" fo:font-weight="normal" officeooo:rsid="001b2cf4" style:font-name-asian="Times New Roman" style:font-style-asian="normal" style:font-name-complex="Times New Roman" style:language-complex="ar" style:country-complex="SA" style:font-style-complex="normal"/>
    </style:style>
    <style:style style:name="T12" style:family="text">
      <style:text-properties fo:font-variant="normal" fo:text-transform="none" fo:color="#000000" loext:opacity="100%" fo:letter-spacing="normal" fo:language="pt" fo:country="BR" fo:font-style="normal" fo:font-weight="normal" style:font-name-asian="Times New Roman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13" style:family="text">
      <style:text-properties fo:font-variant="normal" fo:text-transform="none" fo:color="#000000" loext:opacity="100%" fo:letter-spacing="normal" fo:language="pt" fo:country="BR" fo:font-style="normal" fo:font-weight="normal" officeooo:rsid="001b2cf4" style:font-name-asian="Times New Roman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14" style:family="text">
      <style:text-properties fo:font-variant="normal" fo:text-transform="none" fo:color="#000000" loext:opacity="100%" fo:letter-spacing="normal" fo:language="pt" fo:country="BR" fo:font-style="normal" fo:font-weight="normal" officeooo:rsid="001d1b6a" style:font-name-asian="Times New Roman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15" style:family="text">
      <style:text-properties fo:font-variant="normal" fo:text-transform="none" fo:color="#000000" loext:opacity="100%" fo:letter-spacing="normal" fo:language="pt" fo:country="BR" fo:font-style="normal" fo:font-weight="bold" officeooo:rsid="001b2cf4" style:font-name-asian="Times New Roman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16" style:family="text">
      <style:text-properties fo:font-variant="normal" fo:text-transform="none" fo:color="#000000" loext:opacity="100%" fo:letter-spacing="normal" fo:language="pt" fo:country="BR" fo:font-style="normal" fo:font-weight="bold" officeooo:rsid="001d1b6a" style:font-name-asian="Times New Roman" style:font-style-asian="normal" style:font-weight-asian="bold" style:font-name-complex="Times New Roman" style:language-complex="ar" style:country-complex="SA" style:font-style-complex="normal" style:font-weight-complex="bold"/>
    </style:style>
    <style:style style:name="T17" style:family="text">
      <style:text-properties fo:font-variant="normal" fo:text-transform="none" fo:color="#000000" loext:opacity="100%" fo:letter-spacing="normal" fo:language="pt" fo:country="BR" fo:font-style="normal" style:font-name-asian="Times New Roman" style:font-style-asian="normal" style:font-name-complex="Times New Roman" style:language-complex="ar" style:country-complex="SA" style:font-style-complex="normal"/>
    </style:style>
    <style:style style:name="T18" style:family="text">
      <style:text-properties fo:font-variant="normal" fo:text-transform="none" fo:color="#000000" loext:opacity="100%" fo:letter-spacing="normal" fo:language="pt" fo:country="BR" fo:font-style="italic" fo:font-weight="normal" officeooo:rsid="001b2cf4" style:font-name-asian="Times New Roman" style:font-style-asian="italic" style:font-name-complex="Times New Roman" style:language-complex="ar" style:country-complex="SA" style:font-style-complex="italic"/>
    </style:style>
    <style:style style:name="T19" style:family="text">
      <style:text-properties fo:font-variant="normal" fo:text-transform="none" fo:color="#000000" loext:opacity="100%" fo:letter-spacing="normal" fo:language="pt" fo:country="BR" fo:font-style="italic" fo:font-weight="normal" style:font-name-asian="Times New Roman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20" style:family="text">
      <style:text-properties fo:font-variant="normal" fo:text-transform="none" style:use-window-font-color="true" loext:opacity="0%" fo:letter-spacing="normal" fo:language="pt" fo:country="BR" fo:font-style="normal" style:font-name-asian="Times New Roman" style:font-style-asian="normal" style:font-name-complex="Times New Roman" style:language-complex="ar" style:country-complex="SA" style:font-style-complex="normal"/>
    </style:style>
    <style:style style:name="T21" style:family="text">
      <style:text-properties fo:font-variant="normal" fo:text-transform="none" style:use-window-font-color="true" loext:opacity="0%" fo:letter-spacing="normal" fo:language="pt" fo:country="BR" fo:font-style="normal" officeooo:rsid="001f351e" style:font-name-asian="Times New Roman" style:font-style-asian="normal" style:font-name-complex="Times New Roman" style:language-complex="ar" style:country-complex="SA" style:font-style-complex="normal"/>
    </style:style>
    <style:style style:name="T22" style:family="text">
      <style:text-properties fo:font-variant="normal" fo:text-transform="none" style:use-window-font-color="true" loext:opacity="0%" fo:letter-spacing="normal" fo:language="pt" fo:country="BR" fo:font-style="normal" officeooo:rsid="002204de" style:font-name-asian="Times New Roman" style:font-style-asian="normal" style:font-name-complex="Times New Roman" style:language-complex="ar" style:country-complex="SA" style:font-style-complex="normal"/>
    </style:style>
    <style:style style:name="T23" style:family="text">
      <style:text-properties fo:font-variant="normal" fo:text-transform="none" style:use-window-font-color="true" loext:opacity="0%" fo:letter-spacing="normal" fo:language="pt" fo:country="BR" fo:font-style="normal" officeooo:rsid="0022a87f" style:font-name-asian="Times New Roman" style:font-style-asian="normal" style:font-name-complex="Times New Roman" style:language-complex="ar" style:country-complex="SA" style:font-style-complex="normal"/>
    </style:style>
    <style:style style:name="T24" style:family="text">
      <style:text-properties fo:font-variant="normal" fo:text-transform="none" style:use-window-font-color="true" loext:opacity="0%" fo:letter-spacing="normal" fo:language="pt" fo:country="BR" fo:font-style="normal" officeooo:rsid="002204de" style:font-name-asian="Times New Roman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25" style:family="text">
      <style:text-properties fo:font-variant="normal" fo:text-transform="none" style:use-window-font-color="true" loext:opacity="0%" fo:letter-spacing="normal" fo:language="pt" fo:country="BR" fo:font-style="italic" style:font-name-asian="Times New Roman" style:font-style-asian="italic" style:font-name-complex="Times New Roman" style:language-complex="ar" style:country-complex="SA" style:font-style-complex="italic"/>
    </style:style>
    <style:style style:name="T26" style:family="text">
      <style:text-properties fo:font-variant="normal" fo:text-transform="none" style:use-window-font-color="true" loext:opacity="0%" fo:letter-spacing="normal" fo:language="pt" fo:country="BR" fo:font-style="italic" officeooo:rsid="0022a87f" style:font-name-asian="Times New Roman" style:font-style-asian="italic" style:font-name-complex="Times New Roman" style:language-complex="ar" style:country-complex="SA" style:font-style-complex="italic"/>
    </style:style>
    <style:style style:name="T27" style:family="text">
      <style:text-properties officeooo:rsid="00242a4e"/>
    </style:style>
    <style:style style:name="T28" style:family="text">
      <style:text-properties style:font-weight-complex="bold"/>
    </style:style>
    <style:style style:name="T29" style:family="text">
      <style:text-properties officeooo:rsid="002598d7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ext:p text:style-name="P19">Administração Geral</text:p>
      <text:p text:style-name="P19">Curso: AD<text:span text:style-name="T29">S</text:span></text:p>
      <text:p text:style-name="P23">Avaliação da Atividade Remota 03</text:p>
      <text:p text:style-name="P23">Nota máxima: 1,5</text:p>
      <text:p text:style-name="P24"/>
      <text:list xml:id="list796520946" text:style-name="WW8Num10">
        <text:list-item>
          <text:p text:style-name="P25">Explicar: Na Teoria Científica, Taylor organizou a Administração pelo Processo;</text:p>
        </text:list-item>
        <text:list-item>
          <text:p text:style-name="P26">Explicar: Na Teoria Clássica Fayol organizou a Administração pela Estrutura da Organização dando início a Departamentalização;</text:p>
        </text:list-item>
        <text:list-item>
          <text:p text:style-name="P26">Taylor e Fayol organizaram a divisão do trabalho. Explicar a especificidade de cada um dos Autores em relação a referida divisão;</text:p>
        </text:list-item>
        <text:list-item>
          <text:p text:style-name="P26">Explicar a importância da organização burocrática para as organizações;</text:p>
        </text:list-item>
        <text:list-item>
          <text:p text:style-name="P25">A Motivação é intrínseca, ou seja, cada pessoa possui a sua necessidade referente às suas necessidades. Explicar.</text:p>
        </text:list-item>
      </text:list>
      <text:p text:style-name="P24"/>
      <text:p text:style-name="P24">Sucesso!</text:p>
      <text:p text:style-name="P24">Bons estudos!</text:p>
      <text:p text:style-name="P17"><text:span text:style-name="T28">_______________________________________________________________________</text:span></text:p>
      <text:p text:style-name="P27">Jonas Alves Bueno</text:p>
      <text:p text:style-name="P27">1º ADS - Matutino</text:p>
      <text:p text:style-name="P7"/>
      <text:p text:style-name="P21"><text:span text:style-name="T6">1. F</text:span><text:span text:style-name="T5">rederick Taylor </text:span><text:span text:style-name="T6">foi um engenheiro </text:span><text:span text:style-name="T7">mec</text:span><text:span text:style-name="T9">ânico e operário </text:span><text:span text:style-name="T6">americano que, ao observar processos de trabalho em diversos locais, chegou </text:span><text:span text:style-name="T8">à conclusão de</text:span><text:span text:style-name="T6"> que a grande maioria das falhas ocorridas durante esses processos poderiam ser evitadas </text:span><text:span text:style-name="T8">através métodos gerenciais que se baseassem em soluções científicas. </text:span><text:span text:style-name="T9">Com isso em mente publicou, em 1911, “Os Princípios da Administração Científica”. </text:span><text:span text:style-name="T10">Os principais pontos elencados pela obra para aumentar a eficiência e produtividade dos processos através da </text:span><text:span text:style-name="T18">gestão científica</text:span><text:span text:style-name="T11"> são:</text:span></text:p>
      <text:p text:style-name="P22"><text:span text:style-name="T11">a) </text:span><text:span text:style-name="T15">Metodologia científica:</text:span><text:span text:style-name="T11"> ao invés de usar uma fórmula única e inalterada para concluir as tarefas, procurar fundamentar cientificamente as decisões;</text:span></text:p>
      <text:p text:style-name="P8"/>
      <text:p text:style-name="P22"><text:soft-page-break/><text:span text:style-name="T11">b) </text:span><text:span text:style-name="T15">Aptidão:</text:span><text:span text:style-name="T11"> designar cada profissional de acordo com suas aptidões dentro de uma organização, ao invés de fazê-lo de forma aleatória.</text:span></text:p>
      <text:p text:style-name="P8"/>
      <text:p text:style-name="P22"><text:span text:style-name="T11">c) </text:span><text:span text:style-name="T15">Monitoramento: </text:span><text:span text:style-name="T13">acompanhar e avaliar o desempenho dos funcionários e continuamente fornecer instruções para melhorá-lo.</text:span></text:p>
      <text:p text:style-name="P9"/>
      <text:p text:style-name="P22"><text:span text:style-name="T13">d) </text:span><text:span text:style-name="T16">Divisão de tarefas: </text:span><text:span text:style-name="T14">separação sensata de tarefas entre gestores e executores.</text:span></text:p>
      <text:p text:style-name="P10"/>
      <text:p text:style-name="P20"><text:span text:style-name="T12">Ou seja, ao fundar a </text:span><text:span text:style-name="T19">administração científica </text:span><text:span text:style-name="T12">e elencar métodos concretos para tornar mais eficiente e livre de falhas através da organização dos processos organizacionais, podemos dizer que Taylor “organizou a Administração pelo Processo”.</text:span></text:p>
      <text:p text:style-name="P11"/>
      <text:p text:style-name="P12">2. <text:span text:style-name="T27">Outro</text:span> engenheiro, Henri Fayol foi um dos pioneiros na organização e estruturação do trabalho em busca da eficiência. O teórico elencou diversos princípios administrativos para alcançar este objetivo, entre eles a divisão do trabalho (incluindo especialização das tarefas), autoridade e responsabilidade para instituir e cumprir estruturas de hierarquia, disciplina, remuneração, centralização, cadeia escalar, iniciativa, entre outros.</text:p>
      <text:p text:style-name="P11"><text:tab/>À partir desta perspectiva, a centralidade da análise passou a se iniciar com a totalidade da organização, descendo ao nível do indivíduo. Para orientar o direcionamento das empresas, Fayol também elencou diversas funções (técnicas, comerciais, financeiras, de segurança, etc.)</text:p>
      <text:p text:style-name="P13"><text:span text:style-name="T17"><text:tab/>Essas funções que permitiram o inicío da Departamentalização das organizações, para que cada departamento se encarregasse de uma função específica.</text:span></text:p>
      <text:p text:style-name="P13"><text:soft-page-break/><text:span text:style-name="T21"/></text:p>
      <text:p text:style-name="P14"><text:span text:style-name="T21">3. </text:span><text:span text:style-name="T20">Sendo responsável pela criação da teoria clássica da administração (descrita brevemente na questão anterior), Fayol formulou as bases sobre a qual a maioria das teorias posteriores se desenvolveram, seja para complementá-la ou criticá-la. Keynes, ao formular a teoria científica da administração, considera fatores que haviam sido ignorados por Fayol, principalmente em relação à aspectos psicológicos e de gerenciamento para alcançar uma maior eficiência nos processos de trabalho.</text:span></text:p>
      <text:p text:style-name="P14"><text:span text:style-name="T20"/></text:p>
      <text:p text:style-name="P16"><text:span text:style-name="T24">4. Formulada por Max Weber, a teoria burocrática tomava como prioridade de análise a </text:span><text:span text:style-name="T20">estrutura </text:span><text:span text:style-name="T22">organizacional e objetivava </text:span><text:span text:style-name="T20">a </text:span><text:span text:style-name="T25">racionalidade </text:span><text:span text:style-name="T22">dentro da organização, bem como</text:span><text:span text:style-name="T20"> a organização formal </text:span><text:span text:style-name="T22">através de </text:span><text:span text:style-name="T20">regras e normas. </text:span><text:span text:style-name="T22">Apesar de exemplos históricos demonstrarem que tinha os pontos negativos de rigidez e/ou lentidão nos processos, apresentava a vantagem da consistência.</text:span></text:p>
      <text:p text:style-name="P16"><text:span text:style-name="T22"/></text:p>
      <text:p text:style-name="P15"><text:span text:style-name="T22">5. </text:span><text:span text:style-name="T20">Podemos argumentar que não é possível </text:span><text:span text:style-name="T25">motivar</text:span><text:span text:style-name="T20"> pessoas, apenas </text:span><text:span text:style-name="T25">incentivá-las</text:span><text:span text:style-name="T20">, pois o que nos motiva é a vontade de satisfazer necessidades </text:span><text:span text:style-name="T23">pessoais, sejam elas de qualquer nível (fisiológicas, psicológicas, sociais, etc). Porém, diversas ações, sejam cotidianas ou institucionais, podem </text:span><text:span text:style-name="T26">incentivar</text:span><text:span text:style-name="T23"> pessoas à desempenharem seus papéis afim de cumprir com suas obrigaçõe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Bookman Old Style" svg:font-family="'Bookman Old Style'" style:font-family-generic="roman" style:font-pitch="variable"/>
    <style:font-face style:name="Fira Sans" svg:font-family="'Fira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Lucida Grande" svg:font-family="'Lucida Grande', Verdana, Arial, sans-serif"/>
    <style:font-face style:name="Nimbus Sans" svg:font-family="'Nimbus Sans'" style:font-family-generic="swiss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4pt" fo:language="none" fo:country="none" fo:font-weight="bold" style:font-size-asian="14pt" style:font-weight-asian="bold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size="12pt" fo:language="none" fo:country="none" style:font-size-asian="12pt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-0.751cm" fo:margin-right="-0.242cm" fo:line-height="100%" fo:text-align="center" style:justify-single-word="false" fo:orphans="0" fo:widows="0" fo:text-indent="0cm" style:auto-text-indent="false" fo:keep-with-next="always"/>
      <style:text-properties style:text-position="30% 100%"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Parágrafo_20_da_20_Lista" style:display-name="Parágrafo da Lista" style:family="paragraph" style:parent-style-name="Standard">
      <style:paragraph-properties fo:margin-left="1.27cm" fo:margin-right="0cm" fo:margin-top="0cm" fo:margin-bottom="0cm" style:contextual-spacing="true" fo:text-indent="0cm" style:auto-text-indent="false"/>
      <style:text-properties fo:font-size="12pt" style:font-size-asian="12pt" style:font-size-complex="12pt"/>
    </style:style>
    <style:style style:name="WW-Corpo_20_de_20_texto_20_3" style:display-name="WW-Corpo de texto 3" style:family="paragraph" style:parent-style-name="Standard">
      <style:paragraph-properties fo:text-align="justify" style:justify-single-word="false" fo:hyphenation-ladder-count="no-limit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fo:hyphenate="false" fo:hyphenation-remain-char-count="2" fo:hyphenation-push-char-count="2" loext:hyphenation-no-caps="false"/>
    </style:style>
    <style:style style:name="Disciplina" style:family="paragraph" style:parent-style-name="Standard" style:default-outline-level="1" style:list-style-name="">
      <style:paragraph-properties fo:margin-top="0.423cm" fo:margin-bottom="0.106cm" style:contextual-spacing="false"/>
      <style:text-properties style:font-name="Bookman Old Style" fo:font-family="'Bookman Old Style'" style:font-family-generic="roman" style:font-pitch="variable" fo:font-size="11pt" fo:font-weight="bold" style:font-size-asian="11pt" style:font-weight-asian="bold" style:font-name-complex="Bookman Old Style" style:font-family-complex="'Bookman Old Style'" style:font-family-generic-complex="roman" style:font-pitch-complex="variable"/>
    </style:style>
    <style:style style:name="Normal_20__28_Web_29_1" style:display-name="Normal (Web)1" style:family="paragraph" style:parent-style-name="Standard">
      <style:paragraph-properties fo:margin-top="0cm" fo:margin-bottom="0.318cm" style:contextual-spacing="false"/>
      <style:text-properties fo:font-size="12pt" style:font-size-asian="12pt" style:font-size-complex="12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fo:font-size="12pt" style:font-size-asian="12pt" style:font-size-complex="12pt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fo:language="none" fo:country="none" style:font-size-asian="8pt" style:font-name-complex="Tahoma" style:font-family-complex="Tahoma" style:font-family-generic-complex="swiss" style:font-pitch-complex="variable" style:font-size-complex="8pt"/>
    </style:style>
    <style:style style:name="WW8Num2z0" style:family="text">
      <style:text-properties fo:font-weight="bold" style:font-weight-asian="bold"/>
    </style:style>
    <style:style style:name="WW8Num3z0" style:family="text"/>
    <style:style style:name="WW8Num4z0" style:family="text">
      <style:text-properties style:font-name-complex="Times New Roman" style:font-family-complex="'Times New Roman'" style:font-family-generic-complex="roman" style:font-pitch-complex="variable"/>
    </style:style>
    <style:style style:name="WW8Num5z0" style:family="text"/>
    <style:style style:name="WW8Num6z0" style:family="text"/>
    <style:style style:name="WW8Num7z0" style:family="text">
      <style:text-properties fo:font-weight="bold" style:font-weight-asian="bold"/>
    </style:style>
    <style:style style:name="WW8Num8z0" style:family="text">
      <style:text-properties fo:font-weight="bold" style:font-weight-asian="bold"/>
    </style:style>
    <style:style style:name="WW8Num9z0" style:family="text"/>
    <style:style style:name="WW8Num10z0" style:family="text"/>
    <style:style style:name="WW8Num11z0" style:family="text">
      <style:text-properties fo:font-weight="normal" style:font-weight-asian="normal"/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ítulo_20_Char" style:display-name="Título Char" style:family="text">
      <style:text-properties fo:font-size="14pt" fo:font-weight="bold" style:font-size-asian="14pt" style:font-weight-asian="bold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ítulo_20_1_20_Char" style:display-name="Título 1 Char" style:family="text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Cabeçalho_20_Char" style:display-name="Cabeçalho Char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155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425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695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96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23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505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77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0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 style:list-style-name="WW8Num1">
      <style:paragraph-properties fo:text-align="center" style:justify-single-word="false"/>
    </style:style>
    <style:style style:name="MP2" style:family="paragraph" style:parent-style-name="Header" style:list-style-name="WW8Num1">
      <style:paragraph-properties fo:text-align="center" style:justify-single-word="false"/>
      <style:text-properties style:font-name="Arial" fo:language="none" fo:country="none" fo:font-weight="bold" style:language-asian="none" style:country-asian="none" style:font-weight-asian="bold" style:font-name-complex="Arial"/>
    </style:style>
    <style:style style:name="MP3" style:family="paragraph" style:parent-style-name="Standard">
      <style:paragraph-properties fo:text-align="center" style:justify-single-word="false">
        <style:tab-stops>
          <style:tab-stop style:position="6.244cm"/>
        </style:tab-stops>
      </style:paragraph-properties>
      <style:text-properties fo:color="#272727" loext:opacity="100%" style:font-name="Verdana" fo:font-size="9pt" fo:font-weight="bold" style:font-size-asian="9pt" style:font-weight-asian="bold" style:font-name-complex="Verdana" style:font-size-complex="9pt"/>
    </style:style>
    <style:style style:name="MP4" style:family="paragraph" style:parent-style-name="Standard">
      <style:paragraph-properties fo:text-align="center" style:justify-single-word="false"/>
      <style:text-properties style:font-name="Verdana" style:font-name-complex="Verdana"/>
    </style:style>
    <style:style style:name="MP5" style:family="paragraph" style:parent-style-name="Standard">
      <style:paragraph-properties fo:line-height="115%" fo:text-align="center" style:justify-single-word="false">
        <style:tab-stops>
          <style:tab-stop style:position="4.895cm"/>
          <style:tab-stop style:position="8.5cm" style:type="center"/>
        </style:tab-stops>
      </style:paragraph-properties>
      <style:text-properties fo:color="#880e1b" loext:opacity="100%" style:font-name="Verdana" fo:font-size="8.5pt" fo:font-weight="bold" style:font-size-asian="8.5pt" style:font-weight-asian="bold" style:font-name-complex="Verdana" style:font-size-complex="8.5pt"/>
    </style:style>
    <style:style style:name="MP6" style:family="paragraph" style:parent-style-name="Standard">
      <style:paragraph-properties fo:text-align="center" style:justify-single-word="false"/>
    </style:style>
    <style:style style:name="MT1" style:family="text">
      <style:text-properties fo:language="none" fo:country="none" style:language-asian="none" style:country-asian="none"/>
    </style:style>
    <style:style style:name="MT2" style:family="text">
      <style:text-properties fo:font-size="6pt" style:font-size-asian="6pt" style:font-size-complex="6pt"/>
    </style:style>
    <style:style style:name="MT3" style:family="text">
      <style:text-properties style:font-name="Verdana" fo:font-size="8pt" style:font-size-asian="8pt" style:font-name-complex="Verdana" style:font-size-complex="8pt"/>
    </style:style>
    <style:style style:name="MT4" style:family="text">
      <style:text-properties fo:color="#272727" loext:opacity="100%" style:font-name="Verdana" fo:font-size="8pt" style:font-size-asian="8pt" style:font-name-complex="Verdana" style:font-size-complex="8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2cm" fo:margin-bottom="0.801cm" fo:margin-left="1.27cm" fo:margin-right="1.27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78cm" fo:margin-left="0cm" fo:margin-right="0cm" fo:margin-bottom="0.679cm" style:dynamic-spacing="true"/>
      </style:header-style>
      <style:footer-style>
        <style:header-footer-properties fo:min-height="0.469cm" fo:margin-left="0cm" fo:margin-right="0cm" fo:margin-top="0.37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list xml:id="list2176609625" text:style-name="WW8Num1">
          <text:list-item>
            <text:p text:style-name="MP1"><text:span text:style-name="MT1"><draw:frame draw:style-name="Mfr1" draw:name="Imagem 2" text:anchor-type="as-char" svg:width="11.462cm" svg:height="2.455cm" draw:z-index="2"><draw:image xlink:href="Pictures/1000000000000633000001540F8897BA2920E75E.jpg" xlink:type="simple" xlink:show="embed" xlink:actuate="onLoad" draw:mime-type="image/jpeg"/></draw:frame></text:span><text:span text:style-name="MT2"><text:line-break/></text:span>_________________________________________________________________________</text:p>
          </text:list-item>
          <text:list-item>
            <text:p text:style-name="MP1"/>
          </text:list-item>
          <text:list-item>
            <text:p text:style-name="MP2">FACULDADE DE TECNOLOGIA DE SÃO JOSÉ DOS CAMPOS – FATEC PROF. JESSEN VIDAL</text:p>
          </text:list-item>
        </text:list>
        <text:p text:style-name="MP3"/>
      </style:header>
      <style:footer>
        <text:p text:style-name="MP4">___________________________________________________________________________</text:p>
        <text:p text:style-name="MP5">FATEC Professor Jessen Vidal </text:p>
        <text:p text:style-name="MP6"><text:span text:style-name="MT3">Av. Cesare Mansueto G. Lattes, 1350 </text:span><text:span text:style-name="MT4">• Eugênio de Melo • CEP 12.247-014 • São José dos Campos • SP • Tel.: (12) 3905-2423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 </dc:title>
    <dc:subject/>
    <meta:keyword/>
    <meta:initial-creator>a1martaalmeida</meta:initial-creator>
    <meta:creation-date>2019-12-11T18:10:00</meta:creation-date>
    <dc:date>2022-10-26T22:59:17.383279096</dc:date>
    <meta:print-date>2019-12-02T16:22:00</meta:print-date>
    <meta:editing-cycles>33</meta:editing-cycles>
    <meta:editing-duration>PT2H34M54S</meta:editing-duration>
    <meta:generator>LibreOffice/7.3.6.2$Linux_X86_64 LibreOffice_project/30$Build-2</meta:generator>
    <meta:document-statistic meta:table-count="0" meta:image-count="1" meta:object-count="0" meta:page-count="3" meta:paragraph-count="31" meta:word-count="612" meta:character-count="4438" meta:non-whitespace-character-count="3857"/>
  </office:meta>
</office:document-meta>
</file>